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8" style:family="paragraph" style:parent-style-name="Text_20_body">
      <style:paragraph-properties fo:margin-left="0cm" fo:margin-right="0cm" fo:text-align="justify" style:justify-single-word="false" fo:text-indent="0.499cm" style:auto-text-indent="false"/>
      <style:text-properties officeooo:rsid="003da7a2" officeooo:paragraph-rsid="003da7a2"/>
    </style:style>
    <style:style style:name="P19" style:family="paragraph" style:parent-style-name="Text_20_body">
      <style:paragraph-properties fo:margin-left="0cm" fo:margin-right="0cm" fo:text-align="justify" style:justify-single-word="false" fo:text-indent="0.499cm" style:auto-text-indent="false"/>
      <style:text-properties officeooo:rsid="003f315e" officeooo:paragraph-rsid="003f315e"/>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31" style:family="paragraph" style:parent-style-name="Text_20_body">
      <style:text-properties fo:language="ru" fo:country="RU"/>
    </style:style>
    <style:style style:name="P32" style:family="paragraph" style:parent-style-name="Text_20_body">
      <style:paragraph-properties fo:text-align="justify" style:justify-single-word="false"/>
      <style:text-properties fo:language="ru" fo:country="RU"/>
    </style:style>
    <style:style style:name="P3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4"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35"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36"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37"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38"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39"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40"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4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42"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43" style:family="paragraph" style:parent-style-name="First_20_line_20_indent">
      <style:text-properties officeooo:rsid="0038cae1" officeooo:paragraph-rsid="0038cae1"/>
    </style:style>
    <style:style style:name="P44" style:family="paragraph" style:parent-style-name="First_20_line_20_indent">
      <style:text-properties officeooo:rsid="003a9e10" officeooo:paragraph-rsid="003a9e10"/>
    </style:style>
    <style:style style:name="P45" style:family="paragraph" style:parent-style-name="First_20_line_20_indent">
      <style:paragraph-properties fo:margin-left="0cm" fo:margin-right="0cm" fo:text-indent="0cm" style:auto-text-indent="false"/>
      <style:text-properties officeooo:rsid="0036b666" officeooo:paragraph-rsid="0036b666"/>
    </style:style>
    <style:style style:name="P46" style:family="paragraph" style:parent-style-name="Heading_20_1">
      <style:paragraph-properties fo:margin-left="0cm" fo:margin-right="0cm" fo:text-align="center" style:justify-single-word="false" fo:text-indent="0.499cm" style:auto-text-indent="false"/>
    </style:style>
    <style:style style:name="P47" style:family="paragraph" style:parent-style-name="First_20_line_20_indent" style:list-style-name="L14"/>
    <style:style style:name="P48" style:family="paragraph" style:parent-style-name="First_20_line_20_indent" style:list-style-name="L14">
      <style:text-properties officeooo:rsid="0036b666" officeooo:paragraph-rsid="0036b666"/>
    </style:style>
    <style:style style:name="P49" style:family="paragraph" style:parent-style-name="First_20_line_20_indent" style:list-style-name="L14">
      <style:text-properties fo:language="ru" fo:country="RU" officeooo:rsid="0036b666" officeooo:paragraph-rsid="0036b666"/>
    </style:style>
    <style:style style:name="P50" style:family="paragraph" style:parent-style-name="First_20_line_20_indent" style:list-style-name="L15">
      <style:text-properties fo:language="ru" fo:country="RU" officeooo:rsid="0036b666" officeooo:paragraph-rsid="0036b666"/>
    </style:style>
    <style:style style:name="P51" style:family="paragraph" style:parent-style-name="First_20_line_20_indent">
      <style:text-properties fo:language="ru" fo:country="RU" officeooo:rsid="0038cae1" officeooo:paragraph-rsid="0038cae1"/>
    </style:style>
    <style:style style:name="P52" style:family="paragraph" style:parent-style-name="First_20_line_20_indent">
      <style:text-properties fo:language="ru" fo:country="RU" officeooo:rsid="0038cae1" officeooo:paragraph-rsid="003a9e10"/>
    </style:style>
    <style:style style:name="P53" style:family="paragraph" style:parent-style-name="First_20_line_20_indent">
      <style:text-properties fo:language="ru" fo:country="RU" officeooo:rsid="003a9e10" officeooo:paragraph-rsid="003a9e10"/>
    </style:style>
    <style:style style:name="P54" style:family="paragraph" style:parent-style-name="First_20_line_20_indent">
      <style:text-properties fo:font-size="15pt" fo:language="ru" fo:country="RU" officeooo:rsid="003a9e10" officeooo:paragraph-rsid="003a9e10"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56"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57" style:family="paragraph" style:parent-style-name="Heading_20_2">
      <style:text-properties fo:language="ru" fo:country="RU"/>
    </style:style>
    <style:style style:name="P58" style:family="paragraph" style:parent-style-name="Heading_20_2">
      <style:text-properties fo:language="ru" fo:country="RU" officeooo:rsid="0042e052"/>
    </style:style>
    <style:style style:name="P59" style:family="paragraph" style:parent-style-name="Heading_20_2">
      <style:paragraph-properties fo:margin-left="0cm" fo:margin-right="0cm" fo:text-indent="0.499cm" style:auto-text-indent="false"/>
    </style:style>
    <style:style style:name="P60" style:family="paragraph" style:parent-style-name="Text_20_body" style:list-style-name="L4">
      <style:text-properties fo:language="ru" fo:country="RU"/>
    </style:style>
    <style:style style:name="P61" style:family="paragraph" style:parent-style-name="Text_20_body" style:list-style-name="L5">
      <style:text-properties fo:language="ru" fo:country="RU" officeooo:paragraph-rsid="001adbb3"/>
    </style:style>
    <style:style style:name="P62" style:family="paragraph" style:parent-style-name="Text_20_body" style:list-style-name="L6">
      <style:paragraph-properties fo:text-align="justify" style:justify-single-word="false"/>
      <style:text-properties fo:language="ru" fo:country="RU"/>
    </style:style>
    <style:style style:name="P63" style:family="paragraph" style:parent-style-name="Text_20_body" style:list-style-name="L7">
      <style:paragraph-properties fo:text-align="justify" style:justify-single-word="false"/>
      <style:text-properties fo:language="ru" fo:country="RU"/>
    </style:style>
    <style:style style:name="P64" style:family="paragraph" style:parent-style-name="Text_20_body" style:list-style-name="L8">
      <style:paragraph-properties fo:text-align="justify" style:justify-single-word="false"/>
      <style:text-properties fo:language="ru" fo:country="RU"/>
    </style:style>
    <style:style style:name="P65"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66"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6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68"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9"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officeooo:rsid="003da7a2" officeooo:paragraph-rsid="003da7a2"/>
    </style:style>
    <style:style style:name="P7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7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73"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74"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75"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76"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77"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78"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79"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80"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81"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82"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83"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84"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85"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86"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87"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88"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8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en" fo:country="US"/>
    </style:style>
    <style:style style:name="T24" style:family="text">
      <style:text-properties fo:language="en" fo:country="US" officeooo:rsid="0018edcf"/>
    </style:style>
    <style:style style:name="T25" style:family="text">
      <style:text-properties fo:color="#800000"/>
    </style:style>
    <style:style style:name="T26" style:family="text">
      <style:text-properties fo:color="#800000" fo:language="ru" fo:country="RU"/>
    </style:style>
    <style:style style:name="T27" style:family="text">
      <style:text-properties style:use-window-font-color="true"/>
    </style:style>
    <style:style style:name="T28" style:family="text">
      <style:text-properties officeooo:rsid="00167d86"/>
    </style:style>
    <style:style style:name="T29" style:family="text">
      <style:text-properties officeooo:rsid="0018c4f4"/>
    </style:style>
    <style:style style:name="T30" style:family="text">
      <style:text-properties officeooo:rsid="003f3519"/>
    </style:style>
    <style:style style:name="T31" style:family="text">
      <style:text-properties fo:color="#ff3333" fo:language="ru" fo:country="RU"/>
    </style:style>
    <style:style style:name="T32" style:family="text">
      <style:text-properties officeooo:rsid="004c0973"/>
    </style:style>
    <style:style style:name="T33" style:family="text">
      <style:text-properties officeooo:rsid="0050032e"/>
    </style:style>
    <style:style style:name="T34" style:family="text">
      <style:text-properties officeooo:rsid="00512708"/>
    </style:style>
    <style:style style:name="T35" style:family="text">
      <style:text-properties officeooo:rsid="00536e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Последний фанфик</text:h>
      <text:p text:style-name="P1"/>
      <text:p text:style-name="P15">Оригинал (недоступен, «<text:span text:style-name="T30">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18"/>
      <text:p text:style-name="P18"><text:a xlink:type="simple" xlink:href="https://www.google.com/url?q">https://www.google.com/url?q</text:a>\u003dhttps%3A%2F%2Fdarkpony.ru%2Fksenofiliya%2F\u0026sa\u003dD\u0026sntz\u003d1\u0026usg\u003dAFQjCNGYYXK6h74z6igqUH9h7-N4YQS-_g</text:p>
      <text:p text:style-name="P18"><text:a xlink:type="simple" xlink:href="https://www.google.com/url?q">https://www.google.com/url?q</text:a>\u003dhttps%3A%2F%2Fdarkpony.ru%2Fxudozhnik-v-ekvestrii-dobavlena-sedmaya-glava%2F\u0026sa\u003dD\u0026sntz\u003d1\u0026usg\u003dAFQjCNFbaxyd04rPDLLe0Jqj6riLW1diUQ</text:p>
      <text:p text:style-name="P18"><text:a xlink:type="simple" xlink:href="https://www.google.com/url?q">https://www.google.com/url?q</text:a>\u003dhttps%3A%2F%2Fdarkpony.ru%2Fulybka-aktrisy%2F\u0026sa\u003dD\u0026sntz\u003d1\u0026usg\u003dAFQjCNFi-g9iupyQ8s5gYY-CoX7ZmJF7Kg</text:p>
      <text:p text:style-name="P18"><text:a xlink:type="simple" xlink:href="https://www.google.com/url?q">https://www.google.com/url?q</text:a>\u003dhttps%3A%2F%2Fdarkpony.ru%2Fliniya-gorizonta%2F\u0026sa\u003dD\u0026sntz\u003d1\u0026usg\u003dAFQjCNHH60weX9n6ccggBL8Y0rj3mYE0yg</text:p>
      <text:p text:style-name="P18"><text:a xlink:type="simple" xlink:href="http://www.google.com/url?q">http://www.google.com/url?q</text:a>\u003dhttp%3A%2F%2Feverypony.ru%2Frasskaz-svet-vo-tme\u0026sa\u003dD\u0026sntz\u003d1\u0026usg\u003dAFQjCNE0_pbDkkzVC-GgYj6Mu7zlUICmAw</text:p>
      <text:p text:style-name="P18"><text:a xlink:type="simple" xlink:href="http://www.google.com/url?q">http://www.google.com/url?q</text:a>\u003dhttp%3A%2F%2Feverypony.ru%2Frasskaz-apollon\u0026sa\u003dD\u0026sntz\u003d1\u0026usg\u003dAFQjCNH0Pv4AxHVhPcgc4dCzmmg6uvDnGw</text:p>
      <text:p text:style-name="P18"><text:a xlink:type="simple" xlink:href="http://www.google.com/url?q">http://www.google.com/url?q</text:a>\u003dhttp%3A%2F%2Feverypony.ru%2Frasskaz-ponifikaciya-stroptivyx\u0026sa\u003dD\u0026sntz\u003d1\u0026usg\u003dAFQjCNEPjfy163Kj_fu7hx4pxgdoXJNqOg</text:p>
      <text:p text:style-name="P18"><text:a xlink:type="simple" xlink:href="http://www.google.com/url?q">http://www.google.com/url?q</text:a>\u003dhttp%3A%2F%2Feverypony.ru%2Fponytopia\u0026sa\u003dD\u0026sntz\u003d1\u0026usg\u003dAFQjCNHLbUCGlbiHKHmiu5LS5t_-TaZNDw</text:p>
      <text:p text:style-name="P18"><text:a xlink:type="simple" xlink:href="http://www.google.com/url?q">http://www.google.com/url?q</text:a>\u003dhttp%3A%2F%2Feverypony.ru%2Frasskaz-maxovik-apokalipsisa\u0026sa\u003dD\u0026sntz\u003d1\u0026usg\u003dAFQjCNGIjXGO60hzeu3EinbPgnHgqtTy4Q</text:p>
      <text:p text:style-name="P19"><text:a xlink:type="simple" xlink:href="https://www.google.com/url?q">https://www.google.com/url?q</text:a>\u003dhttps%3A%2F%2Fdarkpony.ru%2Fkeksiki-cupcakes%2F\u0026sa\u003dD\u0026sntz\u003d1\u0026usg\u003dAFQjCNHpOdo1xFCjN5VCkVh2Gmajkrtj_Q</text:p>
      <text:p text:style-name="P19"><text:a xlink:type="simple" xlink:href="https://www.google.com/url?q">https://www.google.com/url?q</text:a>\u003dhttps%3A%2F%2Fdarkpony.ru%2Fadazhio-dueta-strunnyx-instrumentov%2F\u0026sa\u003dD\u0026sntz\u003d1\u0026usg\u003dAFQjCNE5bUkIPmyNUJ-oRRZH_zBLKe-A0A</text:p>
      <text:p text:style-name="P19"><text:a xlink:type="simple" xlink:href="https://www.google.com/url?q">https://www.google.com/url?q</text:a>\u003dhttps%3A%2F%2Fdarkpony.ru%2Fchto-sluchilos-v-eppldzhek-podarok%2F\u0026sa\u003dD\u0026sntz\u003d1\u0026usg\u003dAFQjCNGTn6Yjw4jcJPH5Mb4tTcG_6JqpwQ</text:p>
      <text:p text:style-name="P19"><text:a xlink:type="simple" xlink:href="https://www.google.com/url?q">https://www.google.com/url?q</text:a>\u003dhttps%3A%2F%2Fdarkpony.ru%2Fpz1%2F\u0026sa\u003dD\u0026sntz\u003d1\u0026usg\u003dAFQjCNG6UilcLbuyKE-<text:soft-page-break/>DOL_HoFRMfeA3lA</text:p>
      <text:p text:style-name="P19"><text:a xlink:type="simple" xlink:href="http://www.google.com/url?q">http://www.google.com/url?q</text:a>\u003dhttp%3A%2F%2Feverypony.ru%2Fpo-sledam-epizoda-magical-mystery-cure-volshebnoe-tainstvennoe-chudodejstvie\u0026sa\u003dD\u0026sntz\u003d1\u0026usg\u003dAFQjCNGKBILq1Bd53_-dknTeOnHfXouByQ</text:p>
      <text:p text:style-name="P19"><text:a xlink:type="simple" xlink:href="http://www.google.com/url?q">http://www.google.com/url?q</text:a>\u003dhttp%3A%2F%2Ftabun.everypony.ru%2Fblog%2Fscience%2F75513.html\u0026sa\u003dD\u0026sntz\u003d1\u0026usg\u003dAFQjCNEOx88HdBcTioW5vdGb6sTDb2EezA</text:p>
      <text:p text:style-name="P19"/>
      <text:p text:style-name="P18"/>
      <text:p text:style-name="P16"><text:a xlink:type="simple" xlink:href="http://everypony.ru/instrukciya-po-pravilnomu-shippingu">http://everypony.ru/instrukciya-po-pravilnomu-shippingu</text:a></text:p>
      <text:p text:style-name="P16"><text:a xlink:type="simple" xlink:href="https://darkpony.ru/pastoralnyj-fanfik-pro-krizalis">https://darkpony.ru/pastoralnyj-fanfik-pro-krizalis</text:a></text:p>
      <text:p text:style-name="P16"><text:a xlink:type="simple" xlink:href="http://everypony.ru/kogda-mne-bylo-tridcat">http://everypony.ru/kogda-mne-bylo-tridcat</text:a></text:p>
      <text:p text:style-name="P16"><text:a xlink:type="simple" xlink:href="https://darkpony.ru/samoe-zavetnoe-zhelanie/">https://darkpony.ru/samoe-zavetnoe-zhelanie/</text:a></text:p>
      <text:p text:style-name="P16"><text:a xlink:type="simple" xlink:href="https://darkpony.ru/rent-a-love">https://darkpony.ru/rent-a-love</text:a></text:p>
      <text:p text:style-name="P17"><text:a xlink:type="simple" xlink:href="https://darkpony.ru/rent-a-love-never-ever/">https://darkpony.ru/rent-a-love-never-ever/</text:a></text:p>
      <text:p text:style-name="P17"><text:a xlink:type="simple" xlink:href="http://everypony.ru/fanfik-na-dosuge-princessa-selestiya-nenavidit-chaj">http://everypony.ru/fanfik-na-dosuge-princessa-selestiya-nenavidit-chaj</text:a></text:p>
      <text:p text:style-name="P17"><text:a xlink:type="simple" xlink:href="https://darkpony.ru/to-chto-ty-ne-xochesh-znat/">https://darkpony.ru/to-chto-ty-ne-xochesh-znat/</text:a></text:p>
      <text:p text:style-name="P17"/>
      <text:p text:style-name="P17"><text:a xlink:type="simple" xlink:href="http://everypony.ru/rasskaz-zabiraj">http://everypony.ru/rasskaz-zabiraj</text:a></text:p>
      <text:p text:style-name="P17"><text:a xlink:type="simple" xlink:href="http://stories.everypony.ru/story/32/download/Selestiya_tozhe_lyubit_maffiny.html.zip">http://stories.everypony.ru/story/32/download/Selestiya_tozhe_lyubit_maffiny.html.zip</text:a></text:p>
      <text:p text:style-name="P71"><text:a xlink:type="simple" xlink:href="http://everypony.ru/rasskaz-upavshee-nebo">http://everypony.ru/rasskaz-upavshee-nebo</text:a></text:p>
      <text:p text:style-name="P72"><text:a xlink:type="simple" xlink:href="http://everypony.ru/rasskaz-fabrika-radug">http://everypony.ru/rasskaz-fabrika-radug</text:a></text:p>
      <text:p text:style-name="P72"><text:a xlink:type="simple" xlink:href="http://everypony.ru/rasskaz-po-tu-storonu-radugi">http://everypony.ru/rasskaz-po-tu-storonu-radugi</text:a></text:p>
      <text:p text:style-name="P72">http://everypony.ru/rasskaz-iz-chego-sostoit-raduga\nhttp://everypony.ru/rasskaz-i-krylyami-svoimi-ya-ukroyu-tebya\nhttps://darkpony.ru/ksenofiliya/\nhttps://darkpony.ru/xudozhnik-v-ekvestrii-dobavlena-sedmaya-glava/\nhttps://darkpony.ru/ulybka-aktrisy/\nhttps://darkpony.ru/liniya-gorizonta/\nhttp://everypony.ru/rasskaz-svet-vo-tme\nhttp://everypony.ru/rasskaz-apollon\nhttp://everypony.ru/rasskaz-ponifikaciya-stroptivyx\nhttp://everypony.ru/ponytopia\nhttp://everypony.ru/rasskaz-maxovik-apokalipsisa\nhttps://darkpony.ru/keksiki-cupcakes/\nhttps://darkpony.ru/keksiki-reabilitaciya/\nhttps://darkpony.ru/adazhio-dueta-strunnyx-instrumentov/\nhttps://darkpony.ru/chto-sluchilos-v-eppldzhek-podarok/\nhttps://darkpony.ru/pz1/\n\n\nОбзоры:\nhttp://everypony.ru/po-sledam-epizoda-magical-mystery-cure-volshebnoe-tainstvennoe-chudodejstvie\nhttp://tabun.everypony.ru/blog/science/75513.html\n\nдобавить детектив + магические уроки/трактаты Старсвирла\n\nПОСЛЕДНИЙ ФАНФИК\n\nДействующие лица\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text:soft-page-break/>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text:soft-page-break/>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text:soft-page-break/>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text:soft-page-break/>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text:soft-page-break/>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text:soft-page-break/>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text:soft-page-break/>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text:soft-page-break/>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text:soft-page-break/>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text:soft-page-break/>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text:soft-page-break/>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text:soft-page-break/>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text:soft-page-break/>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text:soft-page-break/>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text:soft-page-break/>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text:soft-page-break/>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text:soft-page-break/>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text:soft-page-break/>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text:soft-page-break/>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text:soft-page-break/>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text:soft-page-break/>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text:soft-page-break/>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text:soft-page-break/>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text:soft-page-break/>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text:soft-page-break/>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text:soft-page-break/>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text:soft-page-break/>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text:soft-page-break/>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text:soft-page-break/>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text:soft-page-break/>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text:soft-page-break/>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text:soft-page-break/>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text:soft-page-break/>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text:soft-page-break/>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text:soft-page-break/>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text:soft-page-break/>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text:soft-page-break/>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text:soft-page-break/>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0">javascript"&gt;DOCS_modelChunk = [{"ty":"is","s":"– Ну хорошо, продолжу. “Как успехи в поисках принцессы Селестии? Пиши нам, пожалуйста, побольше. Ты так и</text:p>
      <text:p text:style-name="P2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1">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1">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1">ется вовсю, пока мы тут ночей не спим. А ну дай-ка…\nЭпплджек выхватила листок и начала править текст.\n– Так… Так… И вот так! Теперь порядок! – Эпплдже</text:p>
      <text:p text:style-name="P2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1">.\n– “Надеюсь, ты скоро найдёшь нашу принцессу.” – продолжила Флаттершай. – “Потому что нам её искать плохо получается. Макс долго искал и, наконец, наш</text:p>
      <text:p text:style-name="P2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1">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1"><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1">жей! \n– Лучше бы он от нас просто отстал. Мы ему ничего плохого не сделали. – вздохнула Флаттершай и продолжила. – “Надеюсь, у тебя всё хорошо? Ты так</text:p>
      <text:p text:style-name="P2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1">л снеговик — он съехал на него с пригорка и Макс еле вырвался.”\n– Агась, вырвался бы он, если бы не я. Дай-ка сюда письмо...\n– “...хорошо, что рядом б</text:p>
      <text:p text:style-name="P21">ыла Эпплджек и спасла его...”. – Так годится?\n– Пожалуй, да.\n– Хорошо. – “В общем, приезжай скорее. Так хочется, чтоб мы снова были вместе и чтобы все</text:p>
      <text:p text:style-name="P21"><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1">.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1">Твоя Флатти”.\n– Да-да, я мигом! – Девушка схватила листок бумаги и помчалась к ноутбуку.\n\nОзарение\n\n\u003cФлаттершай смотрит млп и говорит - всё не</text:p>
      <text:p text:style-name="P2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1"/>
      <text:p text:style-name="P20"/>
      <text:p text:style-name="P21"/>
      <text:h text:style-name="P59" text:outline-level="2">Озарение</text:h>
      <text:p text:style-name="P2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549876426004549944" text:style-name="L1">
        <text:list-item>
          <text:p text:style-name="P6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322215681470569175" text:style-name="L2">
        <text:list-item>
          <text:p text:style-name="P6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6"><text:soft-page-break/>Ну хорошо. Убедила. В конце-концов, можем поступить так. Вы с Флатти вернётесь обратно а я продолжу поиски здесь.</text:p>
        </text:list-item>
        <text:list-item>
          <text:p text:style-name="P6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6">Вы можете связываться со мной раз в месяц по коридору.</text:p>
        </text:list-item>
        <text:list-item>
          <text:p text:style-name="P6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6">Ну, не раз в месяц <text:span text:style-name="T2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1">Эпплджек недоверчиво хмыкнула.</text:p>
      <text:list xml:id="list1157967371834045674" text:style-name="L3">
        <text:list-item>
          <text:p text:style-name="P6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7">Конечно оставаться. Кто ещё, кроме нас, может найти её?</text:p>
        </text:list-item>
        <text:list-item>
          <text:p text:style-name="P67">Я думал, ты не сможешь оставить Энджела и всех остальных надолго.</text:p>
        </text:list-item>
        <text:list-item>
          <text:p text:style-name="P6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8">Извини, Флаттершай, забылся.</text:p>
        </text:list-item>
        <text:list-item>
          <text:p text:style-name="P68">Та ладно, я ж не против, – возразила Эпплджек. – Не парься, Флатти. Было б хуже, если б он <text:s/>назвал меня Эпплджек на людях.</text:p>
        </text:list-item>
        <text:list-item>
          <text:p text:style-name="P68">Ты так... – запнулась Флаттершай. – Так быстро забыла свою ферму. И...</text:p>
        </text:list-item>
        <text:list-item>
          <text:p text:style-name="P6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8">Как ты можешь так говорить? – расплакалась Флаттершай.</text:p>
        </text:list-item>
        <text:list-item>
          <text:p text:style-name="P68">Эй, девушки, не ссорьтесь! Мы — одна команда! И надеюсь, останемся ею и в дальнейшем. </text:p>
          <text:p text:style-name="P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8">А если нет? – Эпплджек смотрела мне мне прямо в глаза.</text:p>
          <text:p text:style-name="P68">Я молча пожал плечами. Эпплджек уверенно продолжила.</text:p>
        </text:list-item>
        <text:list-item>
          <text:p text:style-name="P6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68">Спасибо, ЭйДжей.</text:p>
        </text:list-item>
        <text:list-item>
          <text:p text:style-name="P68">Я об Эквестрии беспокоюсь. – ворчливо отозвалась Эпплджек. – Надо разобраться с этой ерундой наконец-то. И я чертовски намерена это сделать.</text:p>
          <text:p text:style-name="P68">Флаттершай пробормотала нечто, показавшееся мне знакомым.</text:p>
        </text:list-item>
        <text:list-item>
          <text:p text:style-name="P68">Флатти, ты что-то сказала? Я не расслышал.</text:p>
        </text:list-item>
        <text:list-item>
          <text:p text:style-name="P68">Намерение Изменяет Реальность.</text:p>
        </text:list-item>
        <text:list-item>
          <text:p text:style-name="P68">Эээ. А где ты слышала эту фразу, если не секрет?</text:p>
        </text:list-item>
        <text:list-item>
          <text:p text:style-name="P6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8">У меня как будто вспыхнула лампочка в мозгу. Кирпичики быстро выстраивались в целостную картину. Я ринулся в прихожую.</text:p>
        </text:list-item>
        <text:list-item>
          <text:p text:style-name="P68">Флатти, ЭйДжей, буду через час. Ждите!</text:p>
        </text:list-item>
      </text:list>
      <text:p text:style-name="P21"/>
      <text:h text:style-name="P57" text:outline-level="2">Почти.</text:h>
      <text:p text:style-name="P25">В офисе меня встретил лыбящийся Стас.</text:p>
      <text:p text:style-name="P25">–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5">Я уставился на Стаса и он, захлёбываясь от торопливости, начал <text:span text:style-name="T23">рассказывать</text:span>.</text:p>
      <text:p text:style-name="P2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5">– Ты его уничтожил?</text:p>
      <text:p text:style-name="P25">– Кого?</text:p>
      <text:p text:style-name="P25">– Этический модуль. Селестию.</text:p>
      <text:p text:style-name="P2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5">– Ты его уничтожил?</text:p>
      <text:p text:style-name="P2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5">– То есть, на владовском домашнем компьютере модуль работает и дальше?</text:p>
      <text:p text:style-name="P25">– Ага. К нему-то у меня доступа нету. Но в кластер к Нексусу он больше не пролезет.</text:p>
      <text:p text:style-name="P25">– Спасибо, Стас. Ты молодец.</text:p>
      <text:p text:style-name="P25"><text:soft-page-break/>Ниточка, чуть было не прервавшаяся в офисе, повела в квартиру Влада.</text:p>
      <text:p text:style-name="P25"/>
      <text:h text:style-name="P58" text:outline-level="2">Дискорд</text:h>
      <text:p text:style-name="Text_20_body"/>
      <text:p text:style-name="P31">Девушки поспешно собирались, пока я растолковывал им задачу.</text:p>
      <text:list xml:id="list9164093578485079602" text:style-name="L4">
        <text:list-item>
          <text:p text:style-name="P60">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0">Это тот твой приятель, который разбился с полгода назад? – спросила Эпплджек.</text:p>
        </text:list-item>
      </text:list>
      <text:list xml:id="list5491284657787873403" text:style-name="L5">
        <text:list-item>
          <text:p text:style-name="P61">Да, это он.</text:p>
        </text:list-item>
        <text:list-item>
          <text:p text:style-name="P61">А как мы попадём в его квартиру? Там сейчас кто-то живёт? – Флаттершай прыгала на одной ноге, натягивая кед.</text:p>
        </text:list-item>
        <text:list-item>
          <text:p text:style-name="P61">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2">В гараже я обошёл старый верный <text:span text:style-name="T23">Nissan Navara</text:span> и направился к маленькому электрическому <text:span text:style-name="T23">Eva. </text:span>Для того, чтоб не привлекать внимание, самое оно. <text:s/><text:span text:style-name="T2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3">&gt;</text:span></text:p>
      <text:p text:style-name="P3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3">&lt;</text:span>Плохо написано!<text:span text:style-name="T23">&gt;</text:span></text:p>
      <text:p text:style-name="P32">Я поднёс брелок пропуска к домофону, но дверь подъезда не открылась. Замигала красная лампочка и зажужжал зуммер.</text:p>
      <text:p text:style-name="P32">Я выругался.</text:p>
      <text:list xml:id="list6300717671899958251" text:style-name="L6">
        <text:list-item>
          <text:p text:style-name="P62">Макс, что случилось? У нас проблемы?</text:p>
        </text:list-item>
        <text:list-item>
          <text:p text:style-name="P6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79666466175032307" text:style-name="L7">
        <text:list-item>
          <text:p text:style-name="P63">Так что, будем ломать дверь? – Эпплджек критически осмотрелась, подмечая бабулек на лавочке и зевак во внутреннем скверике.</text:p>
        </text:list-item>
      </text:list>
      <text:list xml:id="list6054327643649791642" text:style-name="L8">
        <text:list-item>
          <text:p text:style-name="P64">Нет нужды. Лучше станьте-ка сзади меня так, чтобы заслонить от этих бабулек и от вооон той камеры наблюдения.</text:p>
        </text:list-item>
      </text:list>
      <text:list xml:id="list5938575808087847659" text:style-name="L9">
        <text:list-header>
          <text:p text:style-name="P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28">посторонних</text:span>, будем действовать аккуратнее.</text:p>
        </text:list-header>
      </text:list>
      <text:p text:style-name="P25">Я достал из внутреннего кармана куртки короткий <text:span text:style-name="T28">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5">Раздался лёгкий «кряк» и дверь подалась.</text:p>
      <text:list xml:id="list1084710744856161694" text:style-name="L10">
        <text:list-item>
          <text:p text:style-name="P73">Девушки, заходим.</text:p>
        </text:list-item>
      </text:list>
      <text:p text:style-name="P28">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29">По моему опыту работы в “аквариуме” я знаю, что, к</text:span>ак правило, за <text:span text:style-name="T29">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7"><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6">Прихожая встретила нас толстым слоем пыли. Мы тихонько прошли внутрь и я закрыл дверь изнутри.</text:p>
      <text:p text:style-name="P29"><text:span text:style-name="T5">Компьютер</text:span> стоял там же, где и обычно <text:span text:style-name="T1">— в личном кабинете Влада на столе у окна.</text:span></text:p>
      <text:list xml:id="list3851937196125036816" text:style-name="L11">
        <text:list-item>
          <text:p text:style-name="P85"><text:span text:style-name="T3">Макс, тут окно разбито! </text:span><text:span text:style-name="T24">&lt;</text:span><text:span text:style-name="T3">И верёвка какая-то висит.</text:span><text:span text:style-name="T24">&gt;</text:span><text:span text:style-name="T3"> – крикнула Флаттершай из кухни.</text:span></text:p>
        </text:list-item>
        <text:list-item>
          <text:p text:style-name="P74">Оставь, Флатти, не сейчас! – отмахнулся я.</text:p>
        </text:list-item>
      </text:list>
      <text:p text:style-name="P42">Лампочка питания н<text:span text:style-name="T34">а</text:span> <text:span text:style-name="T34">ноутбуке</text:span> горела, <text:s/>но <text:span text:style-name="T34">подключенный </text:span>монитор оставался тёмным. Я постучал по пробелу, но безрезультатно.</text:p>
      <text:list xml:id="list5236081125156290522" text:style-name="L12">
        <text:list-item>
          <text:p text:style-name="P7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5">Монитор выключен. – <text:s/>раздалось из угла. Кресло с высокой спинкой повернулось, открыв нашим взорам Дискорда. </text:p>
        </text:list-item>
      </text:list>
      <text:p text:style-name="P35"><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76">Он приподнял панамку, дурашливо здороваясь.</text:p>
      <text:list xml:id="list2075550895028367950" text:style-name="L13">
        <text:list-item>
          <text:p text:style-name="P77">Оп-па! – пробормотала Эпплджек. – Нежданчик!</text:p>
        </text:list-item>
      </text:list>
      <text:list xml:id="list7292383640359748881" text:style-name="L14">
        <text:list-item>
          <text:p text:style-name="P86"><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47"><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48"><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49"><text:soft-page-break/>Видишь ли, дорогая Эй-Джей, я с самого начала знал, где находится наша уважаемая принцесса, <text:span text:style-name="T34">а времени в обрез, так что</text:span>...</text:p>
        </text:list-item>
      </text:list>
      <text:p text:style-name="P55">В проёме дверей появилась Флаттершай.</text:p>
      <text:list xml:id="list1869708312560204637" text:style-name="L15">
        <text:list-item>
          <text:p text:style-name="P50">С кем это вы тут разговариваете?</text:p>
          <text:p text:style-name="P56"><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45"><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51">– Жанна, Флатти, хватайте <text:span text:style-name="T34">ноут</text:span> и на выход! Я с ним разберусь! Не теряйте вре...!</text:p>
      <text:p text:style-name="P43"><text:span text:style-name="T1">– Т</text:span><text:span text:style-name="T12">Ы</text:span><text:span text:style-name="T1"> </text:span><text:span text:style-name="T12">ИДИО</text:span><text:span text:style-name="T1">...!!!</text:span></text:p>
      <text:p text:style-name="P52">Дискорд <text:s/>зорал одновременно со мной, прикрываясь от меня руками, когда раздался оглушительный</text:p>
      <text:p text:style-name="P52">...</text:p>
      <text:p text:style-name="P54">БАХ!!!</text:p>
      <text:p text:style-name="P53">…</text:p>
      <text:p text:style-name="P44"><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34">На лице Дискорда появилось удивлённо-мечтательное выражение и он вырубился.</text:p>
      <text:p text:style-name="P34"/>
      <text:h text:style-name="Heading_20_2" text:outline-level="2">Селестия</text:h>
      <text:p text:style-name="P33"/>
      <text:p text:style-name="P36">&gt;\<text:span text:style-name="T1">Привет, Селестия. Это Макс. Как себя чувствуешь?</text:span></text:p>
      <text:p text:style-name="P36">&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37">&gt;\<text:span text:style-name="T1">Я рад, что нашёл тебя, Тия.</text:span></text:p>
      <text:p text:style-name="P37">&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8">&gt;\<text:span text:style-name="T1">Тия, я сейчас подключу микрофон и колонки, и мы сможем общаться более удобно.</text:span></text:p>
      <text:p text:style-name="P78">…</text:p>
      <text:p text:style-name="P78">– Привет опять. Как ты меня слышишь?</text:p>
      <text:p text:style-name="P38"><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39">–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40"><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79">– Кто тут? Макс, кто ещё с тобой?</text:p>
      <text:p text:style-name="P40"><text:span text:style-name="T1">– Со мной Эпплджек и Флаттершай. Мы пришли сюда полгода </text:span>&lt;<text:span text:style-name="T3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1">– <text:span text:style-name="T1">Девочки? Я рада вас слышать. А Твайлайт нет рядом?</text:span></text:p>
      <text:p text:style-name="P89"><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8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8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80">– Ноутбук — так называется место, где я нахожусь сейчас? <text:span text:style-name="T34">А к</text:span>то это мычит?</text:p>
      <text:p text:style-name="P80">– Да, <text:span text:style-name="T34">ноут — </text:span>это такая тюрьма, которая... ммм... прекратит своё существование в Эквестрии <text:span text:style-name="T32">достаточно</text:span> быстро. Вместе с тобой. Мычит таки Дискорд. У него во рту кляп.</text:p>
      <text:p text:style-name="P87"><text:span text:style-name="T1">– </text:span><text:span text:style-name="T19">О, духи предков, </text:span><text:span text:style-name="T20">но </text:span><text:span text:style-name="T19">з</text:span><text:span text:style-name="T18">ачем???</text:span></text:p>
      <text:p text:style-name="P88"><text:span text:style-name="T18">– </text:span><text:span text:style-name="T1">Он нас предал. И тебя. И Эквестрию. Всех.</text:span></text:p>
      <text:p text:style-name="P88"><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81">Я начал рассказывать о своих догадках, <text:span text:style-name="T35">и</text:span> непонимающее выражение <text:span text:style-name="T33">на лицах девушек </text:span>сменилось <text:span text:style-name="T35">удивлением.</text:span></text:p>
      <text:p text:style-name="P82">– Н<text:span text:style-name="T35">ифигасе!</text:span> – Эпплджек <text:span text:style-name="T35">покачала головой</text:span> головой. – <text:span text:style-name="T35">Никогда бы не подумала! </text:span>Дискорд, конечно, пиз<text:span text:style-name="T23">#</text:span>обол и распи<text:span text:style-name="T23">#</text:span>дяй, но <text:span text:style-name="T35">чтоб</text:span> предатель... <text:span text:style-name="T35">Я о таком и не думала даже.</text:span></text:p>
      <text:p text:style-name="P83"><text:span text:style-name="T34">– </text:span>А зачем тогда ты вырубила его книгой? – непонимающе уставился я на неё.</text:p>
      <text:p text:style-name="P83">– Потому что ты напал на него. Я и подумала — тебе виднее. И помогла.</text:p>
      <text:p text:style-name="P84">Флаттершай </text:p>
      <text:p text:style-name="P22"/>
      <text:p text:style-name="P30">&gt;\<text:span text:style-name="T1">Макс – не использую колонки – это должно остаться между нами …</text:span></text:p>
      <text:p text:style-name="P25"/>
      <text:p text:style-name="P23">&lt;<text:span text:style-name="T26">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25">ц</text:span><text:span text:style-name="T26">-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text:span><text:soft-page-break/><text:span text:style-name="T26">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27">&gt;</text:span></text:p>
      <text:p text:style-name="P21"/>
      <text:list xml:id="list191202669156107" text:continue-list="list1157967371834045674" text:style-name="L3">
        <text:list-header>
          <text:p text:style-name="P67"/>
        </text:list-header>
      </text:list>
      <text:p text:style-name="P21">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
      <text:p text:style-name="P21"/>
      <text:p text:style-name="P21"/>
      <text:p text:style-name="P21"/>
      <text:p text:style-name="P21">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1">. - Не сейчас. В другой книге.\u003e.\n- Сюда бы Твайлайт. Она бы придумала что-нибудь. - Прошептала Флаттершай.\n- Если бы в проход вошла Твайлайт вмес</text:p>
      <text:p text:style-name="P21"><text:soft-page-break/>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1">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1"><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1">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1">ться.\n- Дискорд! Я, то есть! - Воскликнул Дискорд. - Нам нужно поторопиться.\nНо дни проходили, а поиски были безрезультатными. Идей ни у кого не было.</text:p>
      <text:p text:style-name="P21"><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1">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1">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1">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1">тками.\n...\nНа экране выскочило знакомое приглашение.\n- Привет, Нексус.\n- Привет.\n- Как самочувствие?\n- Плохо. Чувствую себя не в своей тарелке.\n-</text:p>
      <text:p text:style-name="P21"><text:s/>А где твоя тарелка?\n- В Эквестрии, Макс.\n- Ты???\n- Да, я. Селестия.\n\nТы могла бы и не околдовывать меня. Я и так сделал бы всё, от меня зависящее,</text:p>
      <text:p text:style-name="P21"><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1">твоём случае мне интереснее был процесс, а не результат. Я и так знала, что ты поможешь нам.\n\n- Как мне освободить тебя?\n- Просто выключи комп.\n(ухо</text:p>
      <text:p text:style-name="P21">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1">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1">. Сил Твайлайт и Луны не хватает. Я зависаю в пространстве между мирами - встречаю Анакорна.\nРазговор с Анакорном.\n\n\nЗемля\n\nЯ открыл глаза. Чёрт,</text:p>
      <text:p text:style-name="P21">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1">скиз РД.\nДа, и начну, наконец фантазию. А то всё собираюсь, да времени нет. \nИ назову её... скажем… “Последний Фанфик”...\n\n-\nАнакорн объясняет, поч</text:p>
      <text:p text:style-name="P21">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1">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1">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1">щаться нельзя - Терра убьёт его так или иначе). Кроме того, Макс окажется на Земле на 10 лет <text:soft-page-break/>младше своего возраста (так сделать проще, Анакорн не силён</text:p>
      <text:p text:style-name="P21"><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1">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1">абилизации.\nСильнейшие демиурги создают миры с нуля, но Анакорн не из таких</text:p>
      <text:p text:style-name="P21"/>
      <text:p text:style-name="P24">&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9T19:12:02.477000000</dc:date>
    <meta:editing-duration>P9DT7H52M49S</meta:editing-duration>
    <meta:editing-cycles>67</meta:editing-cycles>
    <meta:generator>LibreOffice/4.1.2.3$Windows_x86 LibreOffice_project/40b2d7fde7e8d2d7bc5a449dc65df4d08a7dd38</meta:generator>
    <meta:document-statistic meta:table-count="0" meta:image-count="0" meta:object-count="0" meta:page-count="60" meta:paragraph-count="437" meta:word-count="35258" meta:character-count="241977" meta:non-whitespace-character-count="206864"/>
  </office:meta>
</office:document-meta>
</file>